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879d" officeooo:paragraph-rsid="0004879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2ba7" officeooo:paragraph-rsid="00052ba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4879d" officeooo:paragraph-rsid="0004879d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4879d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052ba7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4879d" officeooo:paragraph-rsid="0004879d"/>
    </style:style>
    <style:style style:name="P7" style:family="paragraph" style:parent-style-name="Standard">
      <style:paragraph-properties fo:text-align="justify" style:justify-single-word="false"/>
      <style:text-properties officeooo:rsid="0004879d" officeooo:paragraph-rsid="0004879d"/>
    </style:style>
    <style:style style:name="P8" style:family="paragraph" style:parent-style-name="Standard">
      <style:paragraph-properties fo:text-align="justify" style:justify-single-word="false"/>
      <style:text-properties officeooo:rsid="00052ba7" officeooo:paragraph-rsid="0004879d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52ba7" officeooo:paragraph-rsid="00052ba7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668e1" officeooo:paragraph-rsid="000668e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879d" style:font-weight-asian="normal" style:font-weight-complex="normal"/>
    </style:style>
    <style:style style:name="T3" style:family="text">
      <style:text-properties fo:font-weight="normal" officeooo:rsid="00052ba7" style:font-weight-asian="normal" style:font-weight-complex="normal"/>
    </style:style>
    <style:style style:name="T4" style:family="text">
      <style:text-properties fo:font-weight="normal" officeooo:rsid="000668e1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S DE DATOS NOSQL</text:p>
      <text:p text:style-name="P1"/>
      <text:p text:style-name="P2">Caracteristicas</text:p>
      <text:list text:style-name="L1">
        <text:list-item>
          <text:p text:style-name="P4"><text:span text:style-name="T2">No cumplen el esquema entidad-relacion</text:span></text:p>
        </text:list-item>
        <text:list-item>
          <text:p text:style-name="P6"><text:span text:style-name="T1">No utilizan estructura de datos en tablas</text:span></text:p>
        </text:list-item>
        <text:list-item>
          <text:p text:style-name="P6"><text:span text:style-name="T1">No utilizan lenguaje SQL como lenguaje de consultas</text:span></text:p>
        </text:list-item>
        <text:list-item>
          <text:p text:style-name="P6"><text:span text:style-name="T1">No realizan operaciones JOIN</text:span></text:p>
        </text:list-item>
        <text:list-item>
          <text:p text:style-name="P6"><text:span text:style-name="T1">Tiene una arquitectura distribuida</text:span></text:p>
        </text:list-item>
      </text:list>
      <text:p text:style-name="P8"><text:span text:style-name="T1"/></text:p>
      <text:p text:style-name="P2">Estructura</text:p>
      <text:list xml:id="list701891447" text:style-name="L2">
        <text:list-item>
          <text:p text:style-name="P5"><text:span text:style-name="T3">Las bases de datos se almacen en formato JSON</text:span></text:p>
        </text:list-item>
        <text:list-item>
          <text:p text:style-name="P9"><text:span text:style-name="T1">Usa el formato clave-valor. </text:span><text:span text:style-name="T4">Ejemplo, ‘‘_id’’: ‘’oahdjk687’’</text:span></text:p>
        </text:list-item>
        <text:list-item>
          <text:p text:style-name="P10"><text:span text:style-name="T1">Los documentos JSON son asi:</text:span></text:p>
          <text:p text:style-name="P10"><text:span text:style-name="T1">{</text:span></text:p>
          <text:p text:style-name="P10"><text:span text:style-name="T1">name : ‘’Juan’’,</text:span></text:p>
          <text:p text:style-name="P10"><text:span text:style-name="T1">address : {</text:span></text:p>
          <text:p text:style-name="P10"><text:span text:style-name="T1"><text:s text:c="25"/>address1 : ‘’calle 123 #34-23’’,</text:span></text:p>
          <text:p text:style-name="P10"><text:span text:style-name="T1"><text:s text:c="25"/>city : ‘’bogotá’’</text:span></text:p>
          <text:p text:style-name="P10"><text:span text:style-name="T1"><text:s text:c="25"/>postal_code : 637483</text:span></text:p>
          <text:p text:style-name="P10"><text:span text:style-name="T1"><text:s text:c="25"/>}</text:span></text:p>
          <text:p text:style-name="P10"><text:span text:style-name="T1">topics : [‘’javaScript’’, ’’java’’, ‘’web developer’’],</text:span></text:p>
          <text:p text:style-name="P10"><text:span text:style-name="T1">employee_number : 1234</text:span></text:p>
          <text:p text:style-name="P10"><text:span text:style-name="T1">}</text:span></text:p>
        </text:list-item>
      </text:list>
      <text:p text:style-name="P7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ak" fo:country="G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ak" fo:country="G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20:48:00.367000000</meta:creation-date>
    <meta:generator>LibreOffice/7.4.2.3$Windows_X86_64 LibreOffice_project/382eef1f22670f7f4118c8c2dd222ec7ad009daf</meta:generator>
    <dc:date>2022-11-14T21:01:23.137000000</dc:date>
    <meta:editing-duration>PT4M42S</meta:editing-duration>
    <meta:editing-cycles>2</meta:editing-cycles>
    <meta:document-statistic meta:table-count="0" meta:image-count="0" meta:object-count="0" meta:page-count="1" meta:paragraph-count="21" meta:word-count="102" meta:character-count="663" meta:non-whitespace-character-count="500"/>
  </office:meta>
</office:document-meta>
</file>